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0c1e93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paragraph-rsid="000c1e93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c5cb1" officeooo:paragraph-rsid="000c5cb1" style:font-size-asian="18pt" style:font-weight-asian="bold" style:font-size-complex="18pt" style:font-weight-complex="bold"/>
    </style:style>
    <style:style style:name="P4" style:family="paragraph" style:parent-style-name="Standard" style:list-style-name="L4">
      <style:text-properties officeooo:paragraph-rsid="000c1e93"/>
    </style:style>
    <style:style style:name="P5" style:family="paragraph" style:parent-style-name="Standard">
      <style:text-properties officeooo:paragraph-rsid="000c1e93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paragraph-rsid="000c1e93" style:font-size-asian="14pt" style:font-weight-asian="bold" style:font-size-complex="14pt" style:font-weight-complex="bold"/>
    </style:style>
    <style:style style:name="P7" style:family="paragraph" style:parent-style-name="Standard" style:list-style-name="L5">
      <style:text-properties fo:font-size="14pt" style:text-underline-style="none" fo:font-weight="normal" officeooo:paragraph-rsid="000c1e93" style:font-size-asian="14pt" style:font-weight-asian="normal" style:font-size-complex="14pt" style:font-weight-complex="normal"/>
    </style:style>
    <style:style style:name="P8" style:family="paragraph" style:parent-style-name="Standard" style:list-style-name="L5">
      <style:text-properties fo:font-size="14pt" style:text-underline-style="none" fo:font-weight="normal" officeooo:rsid="0014c5ee" officeooo:paragraph-rsid="000c1e93" style:font-size-asian="14pt" style:font-weight-asian="normal" style:font-size-complex="14pt" style:font-weight-complex="normal"/>
    </style:style>
    <style:style style:name="P9" style:family="paragraph" style:parent-style-name="Standard" style:list-style-name="L5">
      <style:text-properties fo:font-size="14pt" style:text-underline-style="none" fo:font-weight="normal" officeooo:rsid="000d399f" officeooo:paragraph-rsid="000d399f" style:font-size-asian="14pt" style:font-weight-asian="normal" style:font-size-complex="14pt" style:font-weight-complex="normal"/>
    </style:style>
    <style:style style:name="P10" style:family="paragraph" style:parent-style-name="Standard" style:list-style-name="L5">
      <style:text-properties fo:font-size="14pt" officeooo:paragraph-rsid="000e98d1" style:font-size-asian="14pt" style:font-size-complex="14pt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4c5ee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d399f" style:font-size-asian="12pt" style:font-weight-asian="normal" style:font-size-complex="12pt" style:font-weight-complex="normal"/>
    </style:style>
    <style:style style:name="T4" style:family="text">
      <style:text-properties officeooo:rsid="000c8fa6"/>
    </style:style>
    <style:style style:name="T5" style:family="text">
      <style:text-properties officeooo:rsid="000d399f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4c5ee" style:font-weight-asian="normal" style:font-weight-complex="normal"/>
    </style:style>
    <style:style style:name="T8" style:family="text">
      <style:text-properties style:text-underline-style="none" fo:font-weight="normal" officeooo:rsid="000d399f" style:font-weight-asian="normal" style:font-weight-complex="normal"/>
    </style:style>
    <style:style style:name="T9" style:family="text">
      <style:text-properties style:text-underline-style="none" fo:font-weight="normal" officeooo:rsid="000e98d1" style:font-weight-asian="normal" style:font-weight-complex="normal"/>
    </style:style>
    <style:style style:name="T10" style:family="text">
      <style:text-properties officeooo:rsid="000e98d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DP_feuille émargement/<text:span text:style-name="T4">Faire émargement</text:span>/séquence</text:p>
      <text:p text:style-name="P5"/>
      <text:p text:style-name="P2">CDP</text:p>
      <text:p text:style-name="P6"/>
      <text:list xml:id="list2155464254" text:style-name="L5">
        <text:list-item>
          <text:p text:style-name="P7">reçoit feuille émargement</text:p>
        </text:list-item>
        <text:list-item>
          <text:p text:style-name="P9">regarde feuille émargement</text:p>
        </text:list-item>
        <text:list-item>
          <text:p text:style-name="P7">vérifie planning promotions</text:p>
        </text:list-item>
        <text:list-item>
          <text:p text:style-name="P7">vérifie feuille émargement</text:p>
        </text:list-item>
        <text:list-item>
          <text:p text:style-name="P7">note présence et absence <text:span text:style-name="T5">par jours et par apprenants</text:span></text:p>
        </text:list-item>
        <text:list-item>
          <text:p text:style-name="P8">recherche<text:span text:style-name="T5">r</text:span> l’élève <text:span text:style-name="T10">dans bdd</text:span></text:p>
        </text:list-item>
        <text:list-item>
          <text:p text:style-name="P9">rechercher coordonnés élève</text:p>
        </text:list-item>
        <text:list-item>
          <text:p text:style-name="P10"><text:span text:style-name="T8">créer notif</text:span><text:span text:style-name="T9">ication de </text:span><text:span text:style-name="T8">demande de justificatif</text:span></text:p>
        </text:list-item>
        <text:list-item>
          <text:p text:style-name="P10"><text:span text:style-name="T6">c</text:span><text:span text:style-name="T7">ontact</text:span><text:span text:style-name="T8">er élève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5:16:26.247987387</meta:creation-date>
    <dc:date>2020-07-23T16:09:48.275742065</dc:date>
    <meta:editing-duration>PT53M21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12" meta:word-count="50" meta:character-count="342" meta:non-whitespace-character-count="313"/>
  </office:meta>
</office:document-meta>
</file>